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.055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1.201cm"/>
    </style:style>
    <style:style style:name="co13" style:family="table-column">
      <style:table-column-properties fo:break-before="auto" style:column-width="1.476cm"/>
    </style:style>
    <style:style style:name="co14" style:family="table-column">
      <style:table-column-properties fo:break-before="auto" style:column-width="1.616cm"/>
    </style:style>
    <style:style style:name="co15" style:family="table-column">
      <style:table-column-properties fo:break-before="auto" style:column-width="1.40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trices</text:p>
          </table:table-cell>
          <table:table-cell office:value-type="string" calcext:value-type="string">
            <text:p>Rows (av)</text:p>
          </table:table-cell>
          <table:table-cell office:value-type="string" calcext:value-type="string">
            <text:p>Rows (min)</text:p>
          </table:table-cell>
          <table:table-cell office:value-type="string" calcext:value-type="string">
            <text:p>Rows (max)</text:p>
          </table:table-cell>
          <table:table-cell office:value-type="string" calcext:value-type="string">
            <text:p>Columns (av)</text:p>
          </table:table-cell>
          <table:table-cell office:value-type="string" calcext:value-type="string">
            <text:p>Columns (min)</text:p>
          </table:table-cell>
          <table:table-cell office:value-type="string" calcext:value-type="string">
            <text:p>Columns (max)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Valued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mparison_of_3D_computer_graphics_software</text:p>
          </table:table-cell>
          <table:table-cell office:value-type="float" office:value="3" calcext:value-type="float">
            <text:p>3</text:p>
          </table:table-cell>
          <table:table-cell office:value-type="float" office:value="17.6728971962617" calcext:value-type="float">
            <text:p>17.672897196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.69626168224299" calcext:value-type="float">
            <text:p>2.69626168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802.15.4_radio_modules</text:p>
          </table:table-cell>
          <table:table-cell office:value-type="float" office:value="4" calcext:value-type="float">
            <text:p>4</text:p>
          </table:table-cell>
          <table:table-cell office:value-type="float" office:value="26.423589093215" calcext:value-type="float">
            <text:p>26.423589093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.75523145212429" calcext:value-type="float">
            <text:p>7.75523145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ccounting_software</text:p>
          </table:table-cell>
          <table:table-cell office:value-type="float" office:value="3" calcext:value-type="float">
            <text:p>3</text:p>
          </table:table-cell>
          <table:table-cell office:value-type="float" office:value="19.8133333333333" calcext:value-type="float">
            <text:p>19.813333333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.63333333333333" calcext:value-type="float">
            <text:p>8.63333333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DC_software</text:p>
          </table:table-cell>
          <table:table-cell office:value-type="float" office:value="12" calcext:value-type="float">
            <text:p>12</text:p>
          </table:table-cell>
          <table:table-cell office:value-type="float" office:value="5.91889007470651" calcext:value-type="float">
            <text:p>5.918890074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.11419423692636" calcext:value-type="float">
            <text:p>3.11419423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d_servers</text:p>
          </table:table-cell>
          <table:table-cell office:value-type="float" office:value="3" calcext:value-type="float">
            <text:p>3</text:p>
          </table:table-cell>
          <table:table-cell office:value-type="float" office:value="5.62992125984252" calcext:value-type="float">
            <text:p>5.62992125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.0748031496063" calcext:value-type="float">
            <text:p>4.074803149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gent-based_modeling_software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lcopops</text:p>
          </table:table-cell>
          <table:table-cell office:value-type="float" office:value="6" calcext:value-type="float">
            <text:p>6</text:p>
          </table:table-cell>
          <table:table-cell office:value-type="float" office:value="4.69435736677116" calcext:value-type="float">
            <text:p>4.694357366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.53761755485893" calcext:value-type="float">
            <text:p>5.537617554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MD_chipsets</text:p>
          </table:table-cell>
          <table:table-cell office:value-type="float" office:value="6" calcext:value-type="float">
            <text:p>6</text:p>
          </table:table-cell>
          <table:table-cell office:value-type="float" office:value="7.81032665964173" calcext:value-type="float">
            <text:p>7.810326659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.28556375131718" calcext:value-type="float">
            <text:p>5.28556375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MD_CPU_microarchitectur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ndroid_devices</text:p>
          </table:table-cell>
          <table:table-cell office:value-type="float" office:value="26" calcext:value-type="float">
            <text:p>26</text:p>
          </table:table-cell>
          <table:table-cell office:value-type="float" office:value="94.4978091064965" calcext:value-type="float">
            <text:p>94.4978091065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7.05620118117737" calcext:value-type="float">
            <text:p>7.05620118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249" calcext:value-type="float">
            <text:p>5249</text:p>
          </table:table-cell>
          <table:table-cell office:value-type="float" office:value="863" calcext:value-type="float">
            <text:p>863</text:p>
          </table:table-cell>
          <table:table-cell office:value-type="float" office:value="45" calcext:value-type="float">
            <text:p>45</text:p>
          </table:table-cell>
          <table:table-cell office:value-type="float" office:value="4341" calcext:value-type="float">
            <text:p>434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57" calcext:value-type="float">
            <text:p>457</text:p>
          </table:table-cell>
          <table:table-cell office:value-type="float" office:value="329" calcext:value-type="float">
            <text:p>329</text:p>
          </table:table-cell>
          <table:table-cell office:value-type="float" office:value="1008" calcext:value-type="float">
            <text:p>1008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ndroid_e-book_reader_software</text:p>
          </table:table-cell>
          <table:table-cell office:value-type="float" office:value="5" calcext:value-type="float">
            <text:p>5</text:p>
          </table:table-cell>
          <table:table-cell office:value-type="float" office:value="8.57035175879397" calcext:value-type="float">
            <text:p>8.570351758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.51758793969849" calcext:value-type="float">
            <text:p>6.517587939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ntivirus_software</text:p>
          </table:table-cell>
          <table:table-cell office:value-type="float" office:value="10" calcext:value-type="float">
            <text:p>10</text:p>
          </table:table-cell>
          <table:table-cell office:value-type="float" office:value="27.6309157098852" calcext:value-type="float">
            <text:p>27.6309157099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8.90198823858863" calcext:value-type="float">
            <text:p>8.901988238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71" calcext:value-type="float">
            <text:p>3571</text:p>
          </table:table-cell>
          <table:table-cell office:value-type="float" office:value="495" calcext:value-type="float">
            <text:p>495</text:p>
          </table:table-cell>
          <table:table-cell office:value-type="float" office:value="172" calcext:value-type="float">
            <text:p>172</text:p>
          </table:table-cell>
          <table:table-cell office:value-type="float" office:value="2904" calcext:value-type="float">
            <text:p>2904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pplication_virtualization_software</text:p>
          </table:table-cell>
          <table:table-cell office:value-type="float" office:value="2" calcext:value-type="float">
            <text:p>2</text:p>
          </table:table-cell>
          <table:table-cell office:value-type="float" office:value="17.0140186915888" calcext:value-type="float">
            <text:p>17.01401869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.42056074766355" calcext:value-type="float">
            <text:p>3.42056074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ssemblers</text:p>
          </table:table-cell>
          <table:table-cell office:value-type="float" office:value="7" calcext:value-type="float">
            <text:p>7</text:p>
          </table:table-cell>
          <table:table-cell office:value-type="float" office:value="9.18099547511312" calcext:value-type="float">
            <text:p>9.180995475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.86651583710407" calcext:value-type="float">
            <text:p>1.86651583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TI_chipsets</text:p>
          </table:table-cell>
          <table:table-cell office:value-type="float" office:value="4" calcext:value-type="float">
            <text:p>4</text:p>
          </table:table-cell>
          <table:table-cell office:value-type="float" office:value="5.52991452991453" calcext:value-type="float">
            <text:p>5.529914529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.63461538461539" calcext:value-type="float">
            <text:p>4.63461538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udio_formats</text:p>
          </table:table-cell>
          <table:table-cell office:value-type="float" office:value="6" calcext:value-type="float">
            <text:p>6</text:p>
          </table:table-cell>
          <table:table-cell office:value-type="float" office:value="16.5846253229974" calcext:value-type="float">
            <text:p>16.58462532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78552971576227" calcext:value-type="float">
            <text:p>4.78552971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58" calcext:value-type="float">
            <text:p>358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audio_synthesis_environments</text:p>
          </table:table-cell>
          <table:table-cell office:value-type="float" office:value="4" calcext:value-type="float">
            <text:p>4</text:p>
          </table:table-cell>
          <table:table-cell office:value-type="float" office:value="6.28333333333333" calcext:value-type="float">
            <text:p>6.28333333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.11190476190476" calcext:value-type="float">
            <text:p>4.11190476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ehavioral_experiment_software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irth_control_method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itTorrent_site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itTorrent_tracker_softw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rainwave_entrainment_softwar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94736842105263" calcext:value-type="float">
            <text:p>2.94736842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SD_operating_systems</text:p>
          </table:table-cell>
          <table:table-cell office:value-type="float" office:value="3" calcext:value-type="float">
            <text:p>3</text:p>
          </table:table-cell>
          <table:table-cell office:value-type="float" office:value="14.561433447099" calcext:value-type="float">
            <text:p>14.561433447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.56996587030717" calcext:value-type="float">
            <text:p>4.56996587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usiness_integration_software</text:p>
          </table:table-cell>
          <table:table-cell office:value-type="float" office:value="3" calcext:value-type="float">
            <text:p>3</text:p>
          </table:table-cell>
          <table:table-cell office:value-type="float" office:value="15.1750547045952" calcext:value-type="float">
            <text:p>15.175054704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.75346462436178" calcext:value-type="float">
            <text:p>7.753464624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Business_Process_Modeling_Notation_tool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D,_CAM_and_CAE_file_viewers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lDAV_and_CardDAV_implementations</text:p>
          </table:table-cell>
          <table:table-cell office:value-type="float" office:value="2" calcext:value-type="float">
            <text:p>2</text:p>
          </table:table-cell>
          <table:table-cell office:value-type="float" office:value="9.39320388349515" calcext:value-type="float">
            <text:p>9.393203883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.60679611650486" calcext:value-type="float">
            <text:p>5.606796116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lifornia_ski_resort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anadian-tax_preparation_software_for_personal_u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hess_video_game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.45454545454545" calcext:value-type="float">
            <text:p>2.45454545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luster_software</text:p>
          </table:table-cell>
          <table:table-cell office:value-type="float" office:value="2" calcext:value-type="float">
            <text:p>2</text:p>
          </table:table-cell>
          <table:table-cell office:value-type="float" office:value="16.7667984189723" calcext:value-type="float">
            <text:p>16.76679841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.94071146245059" calcext:value-type="float">
            <text:p>4.94071146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de_generation_tools</text:p>
          </table:table-cell>
          <table:table-cell office:value-type="float" office:value="2" calcext:value-type="float">
            <text:p>2</text:p>
          </table:table-cell>
          <table:table-cell office:value-type="float" office:value="22.972131147541" calcext:value-type="float">
            <text:p>22.972131147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.76393442622951" calcext:value-type="float">
            <text:p>2.76393442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gnitive_architectures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lorado_ski_resort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nsumer_brainâ€“computer_interface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ontinuous_integration_softwar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.1891891891892" calcext:value-type="float">
            <text:p>11.189189189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RM_systems</text:p>
          </table:table-cell>
          <table:table-cell office:value-type="float" office:value="2" calcext:value-type="float">
            <text:p>2</text:p>
          </table:table-cell>
          <table:table-cell office:value-type="float" office:value="14.2542372881356" calcext:value-type="float">
            <text:p>14.254237288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crowd_funding_services</text:p>
          </table:table-cell>
          <table:table-cell office:value-type="float" office:value="3" calcext:value-type="float">
            <text:p>3</text:p>
          </table:table-cell>
          <table:table-cell office:value-type="float" office:value="16.9447004608295" calcext:value-type="float">
            <text:p>16.944700460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.4815668202765" calcext:value-type="float">
            <text:p>2.48156682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atabase_tools</text:p>
          </table:table-cell>
          <table:table-cell office:value-type="float" office:value="4" calcext:value-type="float">
            <text:p>4</text:p>
          </table:table-cell>
          <table:table-cell office:value-type="float" office:value="14.6638115631692" calcext:value-type="float">
            <text:p>14.663811563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.5610278372591" calcext:value-type="float">
            <text:p>6.56102783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01" calcext:value-type="float">
            <text:p>1401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ata_modeling_tools</text:p>
          </table:table-cell>
          <table:table-cell office:value-type="float" office:value="2" calcext:value-type="float">
            <text:p>2</text:p>
          </table:table-cell>
          <table:table-cell office:value-type="float" office:value="7.5643153526971" calcext:value-type="float">
            <text:p>7.56431535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28215767634855" calcext:value-type="float">
            <text:p>3.28215767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bugg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fragmentation_software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ntal_practice_management_softwar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sktop_application_launchers</text:p>
          </table:table-cell>
          <table:table-cell office:value-type="float" office:value="4" calcext:value-type="float">
            <text:p>4</text:p>
          </table:table-cell>
          <table:table-cell office:value-type="float" office:value="5.17613636363636" calcext:value-type="float">
            <text:p>5.176136363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.39772727272727" calcext:value-type="float">
            <text:p>4.39772727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sktop_publishing_software</text:p>
          </table:table-cell>
          <table:table-cell office:value-type="float" office:value="4" calcext:value-type="float">
            <text:p>4</text:p>
          </table:table-cell>
          <table:table-cell office:value-type="float" office:value="8.55511811023622" calcext:value-type="float">
            <text:p>8.555118110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.42322834645669" calcext:value-type="float">
            <text:p>3.42322834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velopment_estimation_software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EX_softw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gital_SLR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83" calcext:value-type="float">
            <text:p>483</text:p>
          </table:table-cell>
          <table:table-cell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c_image_software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k_cloning_softwa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play_technolog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istributed_file_systems</text:p>
          </table:table-cell>
          <table:table-cell office:value-type="float" office:value="2" calcext:value-type="float">
            <text:p>2</text:p>
          </table:table-cell>
          <table:table-cell office:value-type="float" office:value="3.87931034482759" calcext:value-type="float">
            <text:p>3.87931034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3448275862069" calcext:value-type="float">
            <text:p>1.34482758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cument_interface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cument_markup_languages</text:p>
          </table:table-cell>
          <table:table-cell office:value-type="float" office:value="2" calcext:value-type="float">
            <text:p>2</text:p>
          </table:table-cell>
          <table:table-cell office:value-type="float" office:value="11.7323420074349" calcext:value-type="float">
            <text:p>11.732342007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.26765799256506" calcext:value-type="float">
            <text:p>2.26765799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mestic_robot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dosimet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arly_word_processors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arly_World_War_II_tanks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-book_formats</text:p>
          </table:table-cell>
          <table:table-cell office:value-type="float" office:value="2" calcext:value-type="float">
            <text:p>2</text:p>
          </table:table-cell>
          <table:table-cell office:value-type="float" office:value="12.728813559322" calcext:value-type="float">
            <text:p>12.728813559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.85593220338983" calcext:value-type="float">
            <text:p>6.85593220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DA_software</text:p>
          </table:table-cell>
          <table:table-cell office:value-type="float" office:value="2" calcext:value-type="float">
            <text:p>2</text:p>
          </table:table-cell>
          <table:table-cell office:value-type="float" office:value="13.8194444444444" calcext:value-type="float">
            <text:p>13.819444444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.875" calcext:value-type="float">
            <text:p>5.8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Donkey_software</text:p>
          </table:table-cell>
          <table:table-cell office:value-type="float" office:value="4" calcext:value-type="float">
            <text:p>4</text:p>
          </table:table-cell>
          <table:table-cell office:value-type="float" office:value="11.953488372093" calcext:value-type="float">
            <text:p>11.953488372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.04166666666667" calcext:value-type="float">
            <text:p>6.041666666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ducational_websites_for_children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mbedded_computer_systems_on_board_the_Mars_rov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ncrypted_external_drives</text:p>
          </table:table-cell>
          <table:table-cell office:value-type="float" office:value="3" calcext:value-type="float">
            <text:p>3</text:p>
          </table:table-cell>
          <table:table-cell office:value-type="float" office:value="7.60493827160494" calcext:value-type="float">
            <text:p>7.60493827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12962962962963" calcext:value-type="float">
            <text:p>3.12962962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nterprise_bookmarking_platforms</text:p>
          </table:table-cell>
          <table:table-cell office:value-type="float" office:value="6" calcext:value-type="float">
            <text:p>6</text:p>
          </table:table-cell>
          <table:table-cell office:value-type="float" office:value="2.94736842105263" calcext:value-type="float">
            <text:p>2.94736842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6140350877193" calcext:value-type="float">
            <text:p>4.614035087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executable_file_formats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acial_image_datasets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anless_layer_2_switch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eed_aggregators</text:p>
          </table:table-cell>
          <table:table-cell office:value-type="float" office:value="5" calcext:value-type="float">
            <text:p>5</text:p>
          </table:table-cell>
          <table:table-cell office:value-type="float" office:value="28.4557609123083" calcext:value-type="float">
            <text:p>28.455760912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.04640188753441" calcext:value-type="float">
            <text:p>4.046401887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43" calcext:value-type="float">
            <text:p>2543</text:p>
          </table:table-cell>
          <table:table-cell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office:value-type="float" office:value="2164" calcext:value-type="float">
            <text:p>216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1126" calcext:value-type="float">
            <text:p>11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ile_comparison_tools</text:p>
          </table:table-cell>
          <table:table-cell office:value-type="float" office:value="5" calcext:value-type="float">
            <text:p>5</text:p>
          </table:table-cell>
          <table:table-cell office:value-type="float" office:value="12.1875" calcext:value-type="float">
            <text:p>12.187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.77307692307692" calcext:value-type="float">
            <text:p>3.77307692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ile_hosting_service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ile_verification_software</text:p>
          </table:table-cell>
          <table:table-cell office:value-type="float" office:value="3" calcext:value-type="float">
            <text:p>3</text:p>
          </table:table-cell>
          <table:table-cell office:value-type="float" office:value="22.3495440729483" calcext:value-type="float">
            <text:p>22.349544072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.86686930091185" calcext:value-type="float">
            <text:p>5.86686930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ree_and_open-source_software_licenses</text:p>
          </table:table-cell>
          <table:table-cell office:value-type="float" office:value="2" calcext:value-type="float">
            <text:p>2</text:p>
          </table:table-cell>
          <table:table-cell office:value-type="float" office:value="23.8184713375796" calcext:value-type="float">
            <text:p>23.818471337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.78980891719745" calcext:value-type="float">
            <text:p>2.78980891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ree_credit_report_website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rison_of_free_software_e-commerce_web_application_frameworks</text:p>
          </table:table-cell>
          <table:table-cell office:value-type="float" office:value="2" calcext:value-type="float">
            <text:p>2</text:p>
          </table:table-cell>
          <table:table-cell office:value-type="float" office:value="3.28048780487805" calcext:value-type="float">
            <text:p>3.28048780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95121951219512" calcext:value-type="float">
            <text:p>2.95121951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76])" office:value-type="float" office:value="211" calcext:value-type="float">
            <text:p>211</text:p>
          </table:table-cell>
          <table:table-cell table:formula="of:=SUM([.C2:.C76])" office:value-type="float" office:value="1021.0396892008" calcext:value-type="float">
            <text:p>1021.0396892008</text:p>
          </table:table-cell>
          <table:table-cell table:formula="of:=SUM([.D2:.D76])" office:value-type="float" office:value="1527" calcext:value-type="float">
            <text:p>1527</text:p>
          </table:table-cell>
          <table:table-cell table:formula="of:=SUM([.E2:.E76])" office:value-type="float" office:value="2371" calcext:value-type="float">
            <text:p>2371</text:p>
          </table:table-cell>
          <table:table-cell table:formula="of:=SUM([.F2:.F76])" office:value-type="float" office:value="372.819718191726" calcext:value-type="float">
            <text:p>372.8197181917</text:p>
          </table:table-cell>
          <table:table-cell table:formula="of:=SUM([.G2:.G76])" office:value-type="float" office:value="673" calcext:value-type="float">
            <text:p>673</text:p>
          </table:table-cell>
          <table:table-cell table:formula="of:=SUM([.H2:.H76])" office:value-type="float" office:value="914" calcext:value-type="float">
            <text:p>914</text:p>
          </table:table-cell>
          <table:table-cell/>
          <table:table-cell table:formula="of:=SUM([.J2:.J76])" office:value-type="float" office:value="47267" calcext:value-type="float">
            <text:p>47267</text:p>
          </table:table-cell>
          <table:table-cell table:formula="of:=SUM([.K2:.K76])" office:value-type="float" office:value="6800" calcext:value-type="float">
            <text:p>6800</text:p>
          </table:table-cell>
          <table:table-cell table:formula="of:=SUM([.L2:.L76])" office:value-type="float" office:value="992" calcext:value-type="float">
            <text:p>992</text:p>
          </table:table-cell>
          <table:table-cell table:formula="of:=SUM([.M2:.M76])" office:value-type="float" office:value="39475" calcext:value-type="float">
            <text:p>39475</text:p>
          </table:table-cell>
          <table:table-cell/>
          <table:table-cell table:formula="of:=SUM([.O2:.O76])" office:value-type="float" office:value="14451" calcext:value-type="float">
            <text:p>14451</text:p>
          </table:table-cell>
          <table:table-cell table:formula="of:=SUM([.P2:.P76])" office:value-type="float" office:value="2070" calcext:value-type="float">
            <text:p>2070</text:p>
          </table:table-cell>
          <table:table-cell table:formula="of:=SUM([.Q2:.Q76])" office:value-type="float" office:value="726" calcext:value-type="float">
            <text:p>726</text:p>
          </table:table-cell>
          <table:table-cell table:formula="of:=SUM([.R2:.R76])" office:value-type="float" office:value="9379" calcext:value-type="float">
            <text:p>9379</text:p>
          </table:table-cell>
          <table:table-cell table:formula="of:=SUM([.S2:.S76])" office:value-type="float" office:value="1228" calcext:value-type="float">
            <text:p>1228</text:p>
          </table:table-cell>
          <table:table-cell table:formula="of:=SUM([.T2:.T76])" office:value-type="float" office:value="3665" calcext:value-type="float">
            <text:p>3665</text:p>
          </table:table-cell>
          <table:table-cell table:formula="of:=SUM([.U2:.U76])" office:value-type="float" office:value="3973" calcext:value-type="float">
            <text:p>3973</text:p>
          </table:table-cell>
          <table:table-cell table:formula="of:=SUM([.V2:.V76])" office:value-type="float" office:value="0" calcext:value-type="float">
            <text:p>0</text:p>
          </table:table-cell>
          <table:table-cell table:formula="of:=SUM([.W2:.W76])" office:value-type="float" office:value="3884" calcext:value-type="float">
            <text:p>3884</text:p>
          </table:table-cell>
          <table:table-cell table:formula="of:=SUM([.X2:.X76])" office:value-type="float" office:value="99" calcext:value-type="float">
            <text:p>99</text:p>
          </table:table-cell>
          <table:table-cell table:formula="of:=SUM([.Y2:.Y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age (for all cells)</text:p>
          </table:table-cell>
          <table:table-cell table:style-name="ce1" table:number-columns-repeated="8"/>
          <table:table-cell table:style-name="ce1" table:formula="of:=[.J79]/[.$J$79]" office:value-type="percentage" office:value="1" calcext:value-type="percentage">
            <text:p>100.00%</text:p>
          </table:table-cell>
          <table:table-cell table:style-name="ce1" table:formula="of:=[.K79]/[.$J$79]" office:value-type="percentage" office:value="0.143863583472613" calcext:value-type="percentage">
            <text:p>14.39%</text:p>
          </table:table-cell>
          <table:table-cell table:style-name="ce1" table:formula="of:=[.L79]/[.$J$79]" office:value-type="percentage" office:value="0.0209871580595341" calcext:value-type="percentage">
            <text:p>2.10%</text:p>
          </table:table-cell>
          <table:table-cell table:style-name="ce1" table:formula="of:=[.M79]/[.$J$79]" office:value-type="percentage" office:value="0.835149258467853" calcext:value-type="percentage">
            <text:p>83.51%</text:p>
          </table:table-cell>
          <table:table-cell table:style-name="ce1"/>
          <table:table-cell table:style-name="ce1" table:formula="of:=[.O79]/[.$J$79]" office:value-type="percentage" office:value="0.305731271288637" calcext:value-type="percentage">
            <text:p>30.57%</text:p>
          </table:table-cell>
          <table:table-cell table:style-name="ce1" table:formula="of:=[.P79]/[.$J$79]" office:value-type="percentage" office:value="0.0437937673218101" calcext:value-type="percentage">
            <text:p>4.38%</text:p>
          </table:table-cell>
          <table:table-cell table:style-name="ce1" table:formula="of:=[.Q79]/[.$J$79]" office:value-type="percentage" office:value="0.0153595531766349" calcext:value-type="percentage">
            <text:p>1.54%</text:p>
          </table:table-cell>
          <table:table-cell table:style-name="ce1" table:formula="of:=[.R79]/[.$J$79]" office:value-type="percentage" office:value="0.198425963145535" calcext:value-type="percentage">
            <text:p>19.84%</text:p>
          </table:table-cell>
          <table:table-cell table:style-name="ce1" table:formula="of:=[.S79]/[.$J$79]" office:value-type="percentage" office:value="0.0259800706624072" calcext:value-type="percentage">
            <text:p>2.60%</text:p>
          </table:table-cell>
          <table:table-cell table:style-name="ce1" table:formula="of:=[.T79]/[.$J$79]" office:value-type="percentage" office:value="0.0775382402098716" calcext:value-type="percentage">
            <text:p>7.75%</text:p>
          </table:table-cell>
          <table:table-cell table:style-name="ce1" table:formula="of:=[.U79]/[.$J$79]" office:value-type="percentage" office:value="0.0840544142848076" calcext:value-type="percentage">
            <text:p>8.41%</text:p>
          </table:table-cell>
          <table:table-cell table:style-name="ce1" table:formula="of:=[.V79]/[.$J$79]" office:value-type="percentage" office:value="0" calcext:value-type="percentage">
            <text:p>0.00%</text:p>
          </table:table-cell>
          <table:table-cell table:style-name="ce1" table:formula="of:=[.W79]/[.$J$79]" office:value-type="percentage" office:value="0.0821714938540631" calcext:value-type="percentage">
            <text:p>8.22%</text:p>
          </table:table-cell>
          <table:table-cell table:style-name="ce1" table:formula="of:=[.X79]/[.$J$79]" office:value-type="percentage" office:value="0.00209448452408657" calcext:value-type="percentage">
            <text:p>0.21%</text:p>
          </table:table-cell>
          <table:table-cell table:style-name="ce1" table:formula="of:=[.Y79]/[.$J$7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ercentage (for valued cells)</text:p>
          </table:table-cell>
          <table:table-cell table:style-name="ce1" table:number-columns-repeated="13"/>
          <table:table-cell table:style-name="ce1" table:formula="of:=[.O79]/[.$M$79]" office:value-type="percentage" office:value="0.366079797340089" calcext:value-type="percentage">
            <text:p>36.61%</text:p>
          </table:table-cell>
          <table:table-cell table:style-name="ce1" table:formula="of:=[.P79]/[.$M$79]" office:value-type="percentage" office:value="0.0524382520582647" calcext:value-type="percentage">
            <text:p>5.24%</text:p>
          </table:table-cell>
          <table:table-cell table:style-name="ce1" table:formula="of:=[.Q79]/[.$M$79]" office:value-type="percentage" office:value="0.0183913869537682" calcext:value-type="percentage">
            <text:p>1.84%</text:p>
          </table:table-cell>
          <table:table-cell table:style-name="ce1" table:formula="of:=[.R79]/[.$M$79]" office:value-type="percentage" office:value="0.237593413552882" calcext:value-type="percentage">
            <text:p>23.76%</text:p>
          </table:table-cell>
          <table:table-cell table:style-name="ce1" table:formula="of:=[.S79]/[.$M$79]" office:value-type="percentage" office:value="0.0311082963901203" calcext:value-type="percentage">
            <text:p>3.11%</text:p>
          </table:table-cell>
          <table:table-cell table:style-name="ce1" table:formula="of:=[.T79]/[.$M$79]" office:value-type="percentage" office:value="0.0928435718809373" calcext:value-type="percentage">
            <text:p>9.28%</text:p>
          </table:table-cell>
          <table:table-cell table:style-name="ce1" table:formula="of:=[.U79]/[.$M$79]" office:value-type="percentage" office:value="0.100645978467384" calcext:value-type="percentage">
            <text:p>10.06%</text:p>
          </table:table-cell>
          <table:table-cell table:style-name="ce1" table:formula="of:=[.V79]/[.$M$79]" office:value-type="percentage" office:value="0" calcext:value-type="percentage">
            <text:p>0.00%</text:p>
          </table:table-cell>
          <table:table-cell table:style-name="ce1" table:formula="of:=[.W79]/[.$M$79]" office:value-type="percentage" office:value="0.0983913869537682" calcext:value-type="percentage">
            <text:p>9.84%</text:p>
          </table:table-cell>
          <table:table-cell table:style-name="ce1" table:formula="of:=[.X79]/[.$M$79]" office:value-type="percentage" office:value="0.00250791640278657" calcext:value-type="percentage">
            <text:p>0.25%</text:p>
          </table:table-cell>
          <table:table-cell table:style-name="ce1" table:formula="of:=[.Y79]/[.$M$7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76])" office:value-type="float" office:value="2.81333333333333" calcext:value-type="float">
            <text:p>2.81</text:p>
          </table:table-cell>
          <table:table-cell table:style-name="ce2" table:formula="of:=AVERAGE([.C2:.C76])" office:value-type="float" office:value="13.6138625226773" calcext:value-type="float">
            <text:p>13.61</text:p>
          </table:table-cell>
          <table:table-cell table:style-name="ce2" table:formula="of:=AVERAGE([.D2:.D76])" office:value-type="float" office:value="20.36" calcext:value-type="float">
            <text:p>20.36</text:p>
          </table:table-cell>
          <table:table-cell table:style-name="ce2" table:formula="of:=AVERAGE([.E2:.E76])" office:value-type="float" office:value="31.6133333333333" calcext:value-type="float">
            <text:p>31.61</text:p>
          </table:table-cell>
          <table:table-cell table:style-name="ce2" table:formula="of:=AVERAGE([.F2:.F76])" office:value-type="float" office:value="4.97092957588969" calcext:value-type="float">
            <text:p>4.97</text:p>
          </table:table-cell>
          <table:table-cell table:style-name="ce2" table:formula="of:=AVERAGE([.G2:.G76])" office:value-type="float" office:value="8.97333333333333" calcext:value-type="float">
            <text:p>8.97</text:p>
          </table:table-cell>
          <table:table-cell table:style-name="ce2" table:formula="of:=AVERAGE([.H2:.H76])" office:value-type="float" office:value="12.1866666666667" calcext:value-type="float">
            <text:p>12.19</text:p>
          </table:table-cell>
          <table:table-cell table:style-name="ce2"/>
          <table:table-cell table:style-name="ce2" table:formula="of:=AVERAGE([.J2:.J76])" office:value-type="float" office:value="630.226666666667" calcext:value-type="float">
            <text:p>630.23</text:p>
          </table:table-cell>
          <table:table-cell table:style-name="ce2" table:formula="of:=AVERAGE([.K2:.K76])" office:value-type="float" office:value="90.6666666666667" calcext:value-type="float">
            <text:p>90.67</text:p>
          </table:table-cell>
          <table:table-cell table:style-name="ce2" table:formula="of:=AVERAGE([.L2:.L76])" office:value-type="float" office:value="13.2266666666667" calcext:value-type="float">
            <text:p>13.23</text:p>
          </table:table-cell>
          <table:table-cell table:style-name="ce2" table:formula="of:=AVERAGE([.M2:.M76])" office:value-type="float" office:value="526.333333333333" calcext:value-type="float">
            <text:p>526.33</text:p>
          </table:table-cell>
          <table:table-cell table:style-name="ce2"/>
          <table:table-cell table:style-name="ce2" table:formula="of:=AVERAGE([.O2:.O76])" office:value-type="float" office:value="192.68" calcext:value-type="float">
            <text:p>192.68</text:p>
          </table:table-cell>
          <table:table-cell table:style-name="ce2" table:formula="of:=AVERAGE([.P2:.P76])" office:value-type="float" office:value="27.6" calcext:value-type="float">
            <text:p>27.60</text:p>
          </table:table-cell>
          <table:table-cell table:style-name="ce2" table:formula="of:=AVERAGE([.Q2:.Q76])" office:value-type="float" office:value="9.68" calcext:value-type="float">
            <text:p>9.68</text:p>
          </table:table-cell>
          <table:table-cell table:style-name="ce2" table:formula="of:=AVERAGE([.R2:.R76])" office:value-type="float" office:value="125.053333333333" calcext:value-type="float">
            <text:p>125.05</text:p>
          </table:table-cell>
          <table:table-cell table:style-name="ce2" table:formula="of:=AVERAGE([.S2:.S76])" office:value-type="float" office:value="16.3733333333333" calcext:value-type="float">
            <text:p>16.37</text:p>
          </table:table-cell>
          <table:table-cell table:style-name="ce2" table:formula="of:=AVERAGE([.T2:.T76])" office:value-type="float" office:value="48.8666666666667" calcext:value-type="float">
            <text:p>48.87</text:p>
          </table:table-cell>
          <table:table-cell table:style-name="ce2" table:formula="of:=AVERAGE([.U2:.U76])" office:value-type="float" office:value="52.9733333333333" calcext:value-type="float">
            <text:p>52.97</text:p>
          </table:table-cell>
          <table:table-cell table:style-name="ce2" table:formula="of:=AVERAGE([.V2:.V76])" office:value-type="float" office:value="0" calcext:value-type="float">
            <text:p>0.00</text:p>
          </table:table-cell>
          <table:table-cell table:style-name="ce2" table:formula="of:=AVERAGE([.W2:.W76])" office:value-type="float" office:value="51.7866666666667" calcext:value-type="float">
            <text:p>51.79</text:p>
          </table:table-cell>
          <table:table-cell table:style-name="ce2" table:formula="of:=AVERAGE([.X2:.X76])" office:value-type="float" office:value="1.32" calcext:value-type="float">
            <text:p>1.32</text:p>
          </table:table-cell>
          <table:table-cell table:style-name="ce2" table:formula="of:=AVERAGE([.Y2:.Y7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76])" office:value-type="float" office:value="2" calcext:value-type="float">
            <text:p>2.00</text:p>
          </table:table-cell>
          <table:table-cell table:style-name="ce2" table:formula="of:=MEDIAN([.C2:.C76])" office:value-type="float" office:value="11.953488372093" calcext:value-type="float">
            <text:p>11.95</text:p>
          </table:table-cell>
          <table:table-cell table:style-name="ce2" table:formula="of:=MEDIAN([.D2:.D76])" office:value-type="float" office:value="16" calcext:value-type="float">
            <text:p>16.00</text:p>
          </table:table-cell>
          <table:table-cell table:style-name="ce2" table:formula="of:=MEDIAN([.E2:.E76])" office:value-type="float" office:value="26" calcext:value-type="float">
            <text:p>26.00</text:p>
          </table:table-cell>
          <table:table-cell table:style-name="ce2" table:formula="of:=MEDIAN([.F2:.F76])" office:value-type="float" office:value="4.5" calcext:value-type="float">
            <text:p>4.50</text:p>
          </table:table-cell>
          <table:table-cell table:style-name="ce2" table:formula="of:=MEDIAN([.G2:.G76])" office:value-type="float" office:value="8" calcext:value-type="float">
            <text:p>8.00</text:p>
          </table:table-cell>
          <table:table-cell table:style-name="ce2" table:formula="of:=MEDIAN([.H2:.H76])" office:value-type="float" office:value="11" calcext:value-type="float">
            <text:p>11.00</text:p>
          </table:table-cell>
          <table:table-cell table:style-name="ce2"/>
          <table:table-cell table:style-name="ce2" table:formula="of:=MEDIAN([.J2:.J76])" office:value-type="float" office:value="399" calcext:value-type="float">
            <text:p>399.00</text:p>
          </table:table-cell>
          <table:table-cell table:style-name="ce2" table:formula="of:=MEDIAN([.K2:.K76])" office:value-type="float" office:value="60" calcext:value-type="float">
            <text:p>60.00</text:p>
          </table:table-cell>
          <table:table-cell table:style-name="ce2" table:formula="of:=MEDIAN([.L2:.L76])" office:value-type="float" office:value="3" calcext:value-type="float">
            <text:p>3.00</text:p>
          </table:table-cell>
          <table:table-cell table:style-name="ce2" table:formula="of:=MEDIAN([.M2:.M76])" office:value-type="float" office:value="322" calcext:value-type="float">
            <text:p>322.00</text:p>
          </table:table-cell>
          <table:table-cell table:style-name="ce2"/>
          <table:table-cell table:style-name="ce2" table:formula="of:=MEDIAN([.O2:.O76])" office:value-type="float" office:value="78" calcext:value-type="float">
            <text:p>78.00</text:p>
          </table:table-cell>
          <table:table-cell table:style-name="ce2" table:formula="of:=MEDIAN([.P2:.P76])" office:value-type="float" office:value="4" calcext:value-type="float">
            <text:p>4.00</text:p>
          </table:table-cell>
          <table:table-cell table:style-name="ce2" table:formula="of:=MEDIAN([.Q2:.Q76])" office:value-type="float" office:value="0" calcext:value-type="float">
            <text:p>0.00</text:p>
          </table:table-cell>
          <table:table-cell table:style-name="ce2" table:formula="of:=MEDIAN([.R2:.R76])" office:value-type="float" office:value="77" calcext:value-type="float">
            <text:p>77.00</text:p>
          </table:table-cell>
          <table:table-cell table:style-name="ce2" table:formula="of:=MEDIAN([.S2:.S76])" office:value-type="float" office:value="4" calcext:value-type="float">
            <text:p>4.00</text:p>
          </table:table-cell>
          <table:table-cell table:style-name="ce2" table:formula="of:=MEDIAN([.T2:.T76])" office:value-type="float" office:value="4" calcext:value-type="float">
            <text:p>4.00</text:p>
          </table:table-cell>
          <table:table-cell table:style-name="ce2" table:formula="of:=MEDIAN([.U2:.U76])" office:value-type="float" office:value="3" calcext:value-type="float">
            <text:p>3.00</text:p>
          </table:table-cell>
          <table:table-cell table:style-name="ce2" table:formula="of:=MEDIAN([.V2:.V76])" office:value-type="float" office:value="0" calcext:value-type="float">
            <text:p>0.00</text:p>
          </table:table-cell>
          <table:table-cell table:style-name="ce2" table:formula="of:=MEDIAN([.W2:.W76])" office:value-type="float" office:value="26" calcext:value-type="float">
            <text:p>26.00</text:p>
          </table:table-cell>
          <table:table-cell table:style-name="ce2" table:formula="of:=MEDIAN([.X2:.X76])" office:value-type="float" office:value="0" calcext:value-type="float">
            <text:p>0.00</text:p>
          </table:table-cell>
          <table:table-cell table:style-name="ce2" table:formula="of:=MEDIAN([.Y2:.Y76])" office:value-type="float" office:value="0" calcext:value-type="float">
            <text:p>0.0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# pcms</text:p>
          </table:table-cell>
          <table:table-cell table:formula="of:=ROWS([.A2:.A76])" office:value-type="float" office:value="75" calcext:value-type="float">
            <text:p>75</text:p>
          </table:table-cell>
          <table:table-cell table:number-columns-repeated="23"/>
        </table:table-row>
        <table:table-row table:style-name="ro1" table:number-rows-repeated="104849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205099f953b4b61c41106e07b17e9e5acc65037</meta:generator>
    <dc:date>2014-04-25T22:54:01.524933374</dc:date>
    <dc:creator>guillaume becan</dc:creator>
    <meta:editing-duration>PT5M35S</meta:editing-duration>
    <meta:editing-cycles>5</meta:editing-cycles>
    <meta:document-statistic meta:table-count="1" meta:cell-count="1847" meta:object-count="0"/>
  </office:meta>
</office:document-meta>
</file>